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4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5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6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7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8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9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0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1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2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3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4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5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6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7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8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9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0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1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2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3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4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5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6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7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5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7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9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0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7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7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7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8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79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80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81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82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83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4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5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6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18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188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89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9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9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9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9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9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9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9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9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9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0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0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0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0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0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0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06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7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08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09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10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11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12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2" office:value-type="float" office:value="21.698866666666667">
            <text:p>21.6988667</text:p>
          </table:table-cell>
          <table:table-cell table:style-name="ce32" office:value-type="float" office:value="39.34705277777778">
            <text:p>39.3470528</text:p>
          </table:table-cell>
          <table:table-cell table:style-name="ce27" table:formula="oooc:=VLOOKUP([.F213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1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1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1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17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1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19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20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2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2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2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2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2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26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27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28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29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30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6988667</text:p>
          </table:table-cell>
          <table:table-cell table:style-name="ce32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